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3465a4" draw:textarea-horizontal-align="justify" draw:textarea-vertical-align="middle" draw:auto-grow-height="false" fo:min-height="2.29cm" fo:min-width="4.58cm"/>
      <style:paragraph-properties style:writing-mode="lr-tb"/>
    </style:style>
    <style:style style:name="gr2" style:family="graphic" style:parent-style-name="standard">
      <style:graphic-properties draw:fill-color="#3465a4" draw:textarea-horizontal-align="justify" draw:textarea-vertical-align="middle" draw:auto-grow-height="false" fo:min-height="2.29cm" fo:min-width="3.31cm"/>
      <style:paragraph-properties style:writing-mode="lr-tb"/>
    </style:style>
    <style:style style:name="gr3" style:family="graphic" style:parent-style-name="objectwithoutfill">
      <style:graphic-properties draw:stroke="solid" svg:stroke-width="0.081cm" svg:stroke-color="#355269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4" style:family="graphic" style:parent-style-name="objectwithoutfill">
      <style:graphic-properties svg:stroke-width="0.081cm" svg:stroke-color="#355269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5" style:family="graphic" style:parent-style-name="standard">
      <style:graphic-properties draw:stroke="none" svg:stroke-color="#000000" draw:fill="none" draw:fill-color="#ffffff" fo:min-height="0.58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458cm"/>
      <style:paragraph-properties style:writing-mode="lr-tb"/>
    </style:style>
    <style:style style:name="P1" style:family="paragraph">
      <style:paragraph-properties fo:text-align="center" style:writing-mode="lr-tb"/>
      <style:text-properties fo:color="#ffffff"/>
    </style:style>
    <style:style style:name="P2" style:family="paragraph">
      <loext:graphic-properties draw:fill-color="#3465a4"/>
      <style:paragraph-properties fo:text-align="center" style:writing-mode="lr-tb"/>
      <style:text-properties fo:color="#ffffff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ffffff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custom-shape draw:style-name="gr1" draw:text-style-name="P2" xml:id="id1" draw:id="id1" draw:layer="layout" svg:width="5.08cm" svg:height="2.54cm" svg:x="1cm" svg:y="3.54cm">
          <text:p text:style-name="P1"><text:span text:style-name="T1">Definición de </text:span></text:p>
          <text:p text:style-name="P1"><text:span text:style-name="T1">arreglos vacío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xml:id="id2" draw:id="id2" draw:layer="layout" svg:width="5.08cm" svg:height="2.54cm" svg:x="1cm" svg:y="7.35cm">
          <text:p text:style-name="P1"><text:span text:style-name="T1">Se añade</text:span></text:p>
          <text:p text:style-name="P1"><text:span text:style-name="T1">partícula primari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3" draw:id="id3" draw:layer="layout" svg:width="5.08cm" svg:height="2.54cm" svg:x="1cm" svg:y="11.16cm">
          <text:p text:style-name="P1"><text:span text:style-name="T1">Selección de </text:span></text:p>
          <text:p text:style-name="P1"><text:span text:style-name="T1">interacció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4" draw:id="id4" draw:layer="layout" svg:width="5.08cm" svg:height="2.54cm" svg:x="1cm" svg:y="14.97cm">
          <text:p text:style-name="P1"><text:span text:style-name="T1">Procesamiento</text:span></text:p>
          <text:p text:style-name="P1"><text:span text:style-name="T1">de la</text:span></text:p>
          <text:p text:style-name="P1"><text:span text:style-name="T1">Interacció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5" draw:id="id5" draw:layer="layout" svg:width="5.08cm" svg:height="2.54cm" svg:x="12.303cm" svg:y="2.27cm">
          <text:p text:style-name="P1"><text:span text:style-name="T1">Se añaden </text:span></text:p>
          <text:p text:style-name="P1"><text:span text:style-name="T1">secundaria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6" draw:id="id6" draw:layer="layout" svg:width="5.08cm" svg:height="2.54cm" svg:x="12.303cm" svg:y="6.08cm">
          <text:p text:style-name="P1"><text:span text:style-name="T1">Se modifica</text:span></text:p>
          <text:p text:style-name="P1"><text:span text:style-name="T1">primari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7" draw:id="id7" draw:layer="layout" svg:width="7.62cm" svg:height="5.08cm" svg:x="11.033cm" svg:y="9.89cm">
          <text:p text:style-name="P1"><text:span text:style-name="T1">E &lt; corte,</text:span></text:p>
          <text:p text:style-name="P3"><text:span text:style-name="T1">Fuera de la región,</text:span></text:p>
          <text:p text:style-name="P1"><text:span text:style-name="T1">Nivel de suelo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2" xml:id="id8" draw:id="id8" draw:layer="layout" svg:width="5.08cm" svg:height="2.54cm" svg:x="7.35cm" svg:y="16.24cm">
          <text:p text:style-name="P1"><text:span text:style-name="T1">Se borra la</text:span></text:p>
          <text:p text:style-name="P1"><text:span text:style-name="T1">entrad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9" draw:id="id9" draw:layer="layout" svg:width="5.08cm" svg:height="2.54cm" svg:x="17.51cm" svg:y="16.24cm">
          <text:p text:style-name="P1"><text:span text:style-name="T1">Se procesa</text:span></text:p>
          <text:p text:style-name="P1"><text:span text:style-name="T1">de nuev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4" draw:layer="layout" draw:type="line" svg:x1="3.54cm" svg:y1="6.08cm" svg:x2="3.54cm" svg:y2="7.35cm" draw:start-shape="id1" draw:start-glue-point="6" draw:end-shape="id2" draw:end-glue-point="4" svg:d="M3540 6080v1270" svg:viewBox="0 0 1 1271">
          <text:p/>
        </draw:connector>
        <draw:connector draw:style-name="gr4" draw:text-style-name="P4" draw:layer="layout" draw:type="line" svg:x1="3.54cm" svg:y1="9.89cm" svg:x2="3.54cm" svg:y2="11.16cm" draw:start-shape="id2" draw:start-glue-point="6" draw:end-shape="id3" draw:end-glue-point="4" svg:d="M3540 9890v1270" svg:viewBox="0 0 1 1271">
          <text:p/>
        </draw:connector>
        <draw:connector draw:style-name="gr4" draw:text-style-name="P4" draw:layer="layout" draw:type="line" svg:x1="3.54cm" svg:y1="13.7cm" svg:x2="3.54cm" svg:y2="14.97cm" draw:start-shape="id3" draw:start-glue-point="6" draw:end-shape="id4" svg:d="M3540 13700v1270" svg:viewBox="0 0 1 1271">
          <text:p/>
        </draw:connector>
        <draw:connector draw:style-name="gr4" draw:text-style-name="P4" draw:layer="layout" draw:type="lines" draw:line-skew="0.133cm -5.087cm" svg:x1="6.08cm" svg:y1="16.24cm" svg:x2="12.303cm" svg:y2="3.54cm" draw:start-shape="id4" draw:start-glue-point="7" draw:end-shape="id5" draw:end-glue-point="5" svg:d="M6080 16240h635v-12700h5588" svg:viewBox="0 0 6224 12701">
          <text:p/>
        </draw:connector>
        <draw:connector draw:style-name="gr4" draw:text-style-name="P4" draw:layer="layout" draw:type="line" svg:x1="14.843cm" svg:y1="4.81cm" svg:x2="14.843cm" svg:y2="6.08cm" draw:start-shape="id5" draw:start-glue-point="6" draw:end-shape="id6" draw:end-glue-point="4" svg:d="M14843 4810v1270" svg:viewBox="0 0 1 1271">
          <text:p/>
        </draw:connector>
        <draw:connector draw:style-name="gr4" draw:text-style-name="P4" draw:layer="layout" draw:type="line" svg:x1="14.843cm" svg:y1="8.62cm" svg:x2="14.843cm" svg:y2="9.89cm" draw:start-shape="id6" draw:start-glue-point="6" draw:end-shape="id7" svg:d="M14843 8620v1270" svg:viewBox="0 0 1 1271">
          <text:p/>
        </draw:connector>
        <draw:connector draw:style-name="gr4" draw:text-style-name="P4" draw:layer="layout" draw:type="lines" draw:line-skew="-0.642cm" svg:x1="11.033cm" svg:y1="12.43cm" svg:x2="9.89cm" svg:y2="16.24cm" draw:start-shape="id7" draw:start-glue-point="5" draw:end-shape="id8" draw:end-glue-point="4" svg:d="M11033 12430h-1143v3309 501" svg:viewBox="0 0 1144 3811">
          <text:p/>
        </draw:connector>
        <draw:connector draw:style-name="gr4" draw:text-style-name="P4" draw:layer="layout" draw:type="lines" draw:line-skew="0.895cm" svg:x1="18.653cm" svg:y1="12.43cm" svg:x2="20.05cm" svg:y2="16.24cm" draw:start-shape="id7" draw:start-glue-point="7" draw:end-shape="id9" draw:end-glue-point="4" svg:d="M18653 12430h1397v3309 501" svg:viewBox="0 0 1398 3811">
          <text:p/>
        </draw:connector>
        <draw:frame draw:style-name="gr5" draw:text-style-name="P5" draw:layer="layout" svg:width="1.397cm" svg:height="0.962cm" svg:x="9.515cm" svg:y="11.563cm">
          <draw:text-box>
            <text:p>sí</text:p>
          </draw:text-box>
        </draw:frame>
        <draw:frame draw:style-name="gr6" draw:text-style-name="P7" draw:layer="layout" svg:width="1.397cm" svg:height="0.962cm" svg:x="19.542cm" svg:y="11.595cm">
          <draw:text-box>
            <text:p text:style-name="P6">no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0T17:13:26.011533252</meta:creation-date>
    <dc:date>2022-06-10T22:50:38.352524257</dc:date>
    <meta:editing-duration>PT2H47M22S</meta:editing-duration>
    <meta:editing-cycles>5</meta:editing-cycles>
    <meta:generator>LibreOffice/6.4.7.2$Linux_X86_64 LibreOffice_project/40$Build-2</meta:generator>
    <meta:document-statistic meta:object-count="19"/>
  </office:meta>
</office:document-meta>
</file>